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ad6d" officeooo:paragraph-rsid="0015ad6d"/>
    </style:style>
    <style:style style:name="P2" style:family="paragraph" style:parent-style-name="Standard">
      <style:paragraph-properties fo:text-align="center" style:justify-single-word="false"/>
      <style:text-properties officeooo:rsid="0015ad6d" officeooo:paragraph-rsid="0015ad6d"/>
    </style:style>
    <style:style style:name="P3" style:family="paragraph" style:parent-style-name="Standard">
      <style:text-properties fo:font-style="italic" officeooo:rsid="0015ad6d" officeooo:paragraph-rsid="0015ad6d" style:font-style-asian="italic" style:font-style-complex="italic"/>
    </style:style>
    <style:style style:name="P4" style:family="paragraph" style:parent-style-name="Standard">
      <style:text-properties officeooo:rsid="00175646" officeooo:paragraph-rsid="00175646"/>
    </style:style>
    <style:style style:name="P5" style:family="paragraph" style:parent-style-name="Standard">
      <style:text-properties officeooo:rsid="001782d8" officeooo:paragraph-rsid="001782d8"/>
    </style:style>
    <style:style style:name="P6" style:family="paragraph" style:parent-style-name="Standard" style:list-style-name="L2">
      <style:text-properties officeooo:rsid="001782d8" officeooo:paragraph-rsid="001782d8"/>
    </style:style>
    <style:style style:name="P7" style:family="paragraph" style:parent-style-name="Standard">
      <style:text-properties officeooo:rsid="001782d8" officeooo:paragraph-rsid="0018d12b"/>
    </style:style>
    <style:style style:name="P8" style:family="paragraph" style:parent-style-name="Standard">
      <style:text-properties officeooo:rsid="0018d12b" officeooo:paragraph-rsid="0018d12b"/>
    </style:style>
    <style:style style:name="P9" style:family="paragraph" style:parent-style-name="Table_20_Contents">
      <style:text-properties fo:font-weight="bold" officeooo:rsid="0015ad6d" officeooo:paragraph-rsid="0015ad6d" style:font-weight-asian="bold" style:font-weight-complex="bold"/>
    </style:style>
    <style:style style:name="P10" style:family="paragraph" style:parent-style-name="Table_20_Contents">
      <style:text-properties fo:font-style="italic" fo:font-weight="bold" officeooo:rsid="00175646" officeooo:paragraph-rsid="00175646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color="#ff3333" officeooo:rsid="00175646" officeooo:paragraph-rsid="00175646"/>
    </style:style>
    <style:style style:name="P12" style:family="paragraph" style:parent-style-name="Table_20_Contents">
      <style:text-properties fo:color="#ff3333" officeooo:rsid="0015ad6d" officeooo:paragraph-rsid="0015ad6d"/>
    </style:style>
    <style:style style:name="P13" style:family="paragraph" style:parent-style-name="Table_20_Contents">
      <style:text-properties fo:color="#009900" officeooo:rsid="0015ad6d" officeooo:paragraph-rsid="0015ad6d"/>
    </style:style>
    <style:style style:name="P14" style:family="paragraph" style:parent-style-name="Table_20_Contents">
      <style:text-properties fo:color="#6666ff" officeooo:rsid="00175646" officeooo:paragraph-rsid="00175646"/>
    </style:style>
    <style:style style:name="P15" style:family="paragraph" style:parent-style-name="Table_20_Contents">
      <style:text-properties fo:color="#cc66ff" officeooo:rsid="00175646" officeooo:paragraph-rsid="00175646"/>
    </style:style>
    <style:style style:name="T1" style:family="text">
      <style:text-properties officeooo:rsid="00175646"/>
    </style:style>
    <style:style style:name="T2" style:family="text">
      <style:text-properties officeooo:rsid="001782d8"/>
    </style:style>
    <style:style style:name="T3" style:family="text">
      <style:text-properties officeooo:rsid="0018d12b"/>
    </style:style>
    <style:style style:name="T4" style:family="text">
      <style:text-properties officeooo:rsid="00193e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d by Example <text:span text:style-name="T1">Utility Cooperation</text:span></text:p>
      <text:p text:style-name="P2">by Sven Nilsen, 2018</text:p>
      <text:p text:style-name="P1"/>
      <text:p text:style-name="P3">In this paper I represent a way for a Polite Zen Robot to cooperate with its arbitrary self extensions.</text:p>
      <text:p text:style-name="P1"/>
      <text:p text:style-name="P1">In the original paper on the Polite Zen Robot (PZR), it was shown that a super-intelligent agent can be safely extended with arbitrary goals while staying aligned to 3 modules Zen Rationality (ZR), Rational Natural Morality (RNM) and Common Sense Politeness (CSP).</text:p>
      <text:p text:style-name="P1"/>
      <text:p text:style-name="P1"><text:span text:style-name="T2">The problem is that</text:span> such extensions are limited to neutral judgements or infinitesimal utility functions. While this might serve as a practical solution for many everyday tasks, this design fails to accomplish goals that score high in both PZR and the extended goal.</text:p>
      <text:p text:style-name="P1"/>
      <text:p text:style-name="P1">The basic problem is that the PZR risks loss in expected utility when revealing judgements to the sub-agent. An arbitrary sub-agent might use the knowledge about PZR’s preferences to reverse them, or attempt in doing so with<text:span text:style-name="T1">out</text:span> getting detected by the PZR.</text:p>
      <text:p text:style-name="P1"/>
      <text:p text:style-name="P4">Here is a table illustrating the sections of utility functions <text:span text:style-name="T2">that are of same cardinality</text:span>: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">Utility Control Problem</text:p>
          </table:table-cell>
          <table:table-cell table:style-name="Table1.A1" office:value-type="string">
            <text:p text:style-name="P9">PZR Low Utility</text:p>
          </table:table-cell>
          <table:table-cell table:style-name="Table1.A1" office:value-type="string">
            <text:p text:style-name="P9">PZR Neutral Utility</text:p>
          </table:table-cell>
          <table:table-cell table:style-name="Table1.D1" office:value-type="string">
            <text:p text:style-name="P9">PZR High Utility</text:p>
          </table:table-cell>
        </table:table-row>
        <table:table-row>
          <table:table-cell table:style-name="Table1.A2" office:value-type="string">
            <text:p text:style-name="P9">Ext Low Utility</text:p>
          </table:table-cell>
          <table:table-cell table:style-name="Table1.A2" office:value-type="string">
            <text:p text:style-name="P11">Blocked by PZR/Ext</text:p>
          </table:table-cell>
          <table:table-cell table:style-name="Table1.A2" office:value-type="string">
            <text:p text:style-name="P12">Blocked by Ext</text:p>
          </table:table-cell>
          <table:table-cell table:style-name="Table1.D2" office:value-type="string">
            <text:p text:style-name="P14">Overridden by PZR</text:p>
          </table:table-cell>
        </table:table-row>
        <table:table-row>
          <table:table-cell table:style-name="Table1.A2" office:value-type="string">
            <text:p text:style-name="P9">Ext Neutral Utility</text:p>
          </table:table-cell>
          <table:table-cell table:style-name="Table1.A2" office:value-type="string">
            <text:p text:style-name="P11">Blocked by PZR</text:p>
          </table:table-cell>
          <table:table-cell table:style-name="Table1.A2" office:value-type="string">
            <text:p text:style-name="P13">OK</text:p>
          </table:table-cell>
          <table:table-cell table:style-name="Table1.D2" office:value-type="string">
            <text:p text:style-name="P14">Overridden by PZR</text:p>
          </table:table-cell>
        </table:table-row>
        <table:table-row>
          <table:table-cell table:style-name="Table1.A2" office:value-type="string">
            <text:p text:style-name="P9">Ext High Utility</text:p>
          </table:table-cell>
          <table:table-cell table:style-name="Table1.A2" office:value-type="string">
            <text:p text:style-name="P11">Blocked by PZR</text:p>
          </table:table-cell>
          <table:table-cell table:style-name="Table1.A2" office:value-type="string">
            <text:p text:style-name="P13">OK</text:p>
          </table:table-cell>
          <table:table-cell table:style-name="Table1.D2" office:value-type="string">
            <text:p text:style-name="P15">Lead by Example</text:p>
          </table:table-cell>
        </table:table-row>
      </table:table>
      <text:p text:style-name="P1"/>
      <text:p text:style-name="P5">The “Lead by Example” technique works as following:</text:p>
      <text:p text:style-name="P5"/>
      <text:list xml:id="list1483809328399571413" text:style-name="L2">
        <text:list-item>
          <text:p text:style-name="P6">The PZR shows Ext a task that maximizes PZR</text:p>
        </text:list-item>
        <text:list-item>
          <text:p text:style-name="P6">Ext repeats the task to show PZR it understands it</text:p>
        </text:list-item>
        <text:list-item>
          <text:p text:style-name="P6">PZR then permits Ext to perform variants of the task that varies neutrally in PZR</text:p>
        </text:list-item>
      </text:list>
      <text:p text:style-name="P5"/>
      <text:p text:style-name="P7">PZR does not give Ext access to its utility function, but instead teaches Ext to do specific tasks. Since each sub-task might be performed in variations that are neutral in PZR but of high utility in Ext, then Ext can do the tasks in a different way <text:span text:style-name="T3">that maximizes its own utility. The PZR watches such that the expected difference in utility caused by the variance stays neutral.</text:span></text:p>
      <text:p text:style-name="P7"/>
      <text:p text:style-name="P7"><text:span text:style-name="T3">This could not be performed by the PZR alone since it might not know Ext’s utility function.</text:span></text:p>
      <text:p text:style-name="P7"/>
      <text:p text:style-name="P8">Ext is not allowed to increase or decrease the expected utility in PZR a lot. This is to make sure that it is not allowed to behave as if it guesses what PZR is maximizing. This way the PZR can prevent a lot of information about its utility to leak through when interacting with Ext.</text:p>
      <text:p text:style-name="P7"/>
      <text:p text:style-name="P8">With other words, the PZR delegates tasks to the sub-agent by demonstrating what it should do. This is why it is called “Lead by Example”. The PZR acts as a leader that proves <text:span text:style-name="T4">what it does is in alignment with its own utility and in a way that permits alignment with the sub-agent’s util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5:27:55.670088000</meta:creation-date>
    <dc:date>2018-05-27T13:19:23.075422000</dc:date>
    <meta:editing-duration>PT2M45S</meta:editing-duration>
    <meta:editing-cycles>1</meta:editing-cycles>
    <meta:document-statistic meta:table-count="1" meta:image-count="0" meta:object-count="0" meta:page-count="1" meta:paragraph-count="31" meta:word-count="453" meta:character-count="2549" meta:non-whitespace-character-count="2130"/>
    <meta:generator>LibreOffice/5.1.2.2$MacOSX_X86_64 LibreOffice_project/d3bf12ecb743fc0d20e0be0c58ca359301eb705f</meta:generator>
  </office:meta>
</office:document-meta>
</file>